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9a9a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69b4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Amizade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Idad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idade atual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idade orige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enero musical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Genero film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mida favorita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6" table:formula="of:=SUM([.B3:.B9])" office:value-type="float" office:value="100" calcext:value-type="float">
            <text:p>100</text:p>
          </table:table-cell>
        </table:table-row>
        <table:table-row table:style-name="ro2" table:number-rows-repeated="2"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Relacionamento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Idad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idade atual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idade orige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enero musical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Genero film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ida favorita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6" table:formula="of:=SUM([.B16:.B22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0:19:40.534064645</meta:creation-date>
    <dc:date>2019-06-04T01:05:45.068740438</dc:date>
    <meta:editing-duration>PT14M41S</meta:editing-duration>
    <meta:editing-cycles>3</meta:editing-cycles>
    <meta:generator>LibreOffice/6.0.7.3$Linux_X86_64 LibreOffice_project/00m0$Build-3</meta:generator>
    <meta:document-statistic meta:table-count="1" meta:cell-count="38" meta:object-count="0"/>
  </office:meta>
</office:document-meta>
</file>